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Chart 1" svg:x="0.48386in" svg:y="3.4169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24449in" svg:y="3.5216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watki</text:p>
          </table:table-cell>
          <table:table-cell office:value-type="string" table:style-name="ce1">
            <text:p>av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rzyspieszenie</text:p>
          </table:table-cell>
          <table:table-cell office:value-type="string" table:style-name="ce1">
            <text:p>Przyspieszenie idealne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282.1" table:formula="of:=SUM([.C2:.L2])/10" table:style-name="ce1">
            <text:p>29282.1</text:p>
          </table:table-cell>
          <table:table-cell office:value-type="float" office:value="29183.1" table:style-name="ce1">
            <text:p>29183.1</text:p>
          </table:table-cell>
          <table:table-cell office:value-type="float" office:value="29292.9" table:style-name="ce1">
            <text:p>29292.9</text:p>
          </table:table-cell>
          <table:table-cell office:value-type="float" office:value="29280.1" table:style-name="ce1">
            <text:p>29280.1</text:p>
          </table:table-cell>
          <table:table-cell office:value-type="float" office:value="29456.799999999999" table:style-name="ce1">
            <text:p>29456.8</text:p>
          </table:table-cell>
          <table:table-cell office:value-type="float" office:value="29334.400000000001" table:style-name="ce1">
            <text:p>29334.4</text:p>
          </table:table-cell>
          <table:table-cell office:value-type="float" office:value="28942.3" table:style-name="ce1">
            <text:p>28942.3</text:p>
          </table:table-cell>
          <table:table-cell office:value-type="float" office:value="29286.2" table:style-name="ce1">
            <text:p>29286.2</text:p>
          </table:table-cell>
          <table:table-cell office:value-type="float" office:value="29304.400000000001" table:style-name="ce1">
            <text:p>29304.4</text:p>
          </table:table-cell>
          <table:table-cell office:value-type="float" office:value="29545.7" table:style-name="ce1">
            <text:p>29545.7</text:p>
          </table:table-cell>
          <table:table-cell office:value-type="float" office:value="29195.1" table:style-name="ce1">
            <text:p>29195.1</text:p>
          </table:table-cell>
          <table:table-cell table:style-name="ce1"/>
          <table:table-cell office:value-type="float" office:value="1" table:formula="of:=[.$B$2]/[.B2]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510.23" table:formula="of:=SUM([.C3:.L3])/10" table:style-name="ce1">
            <text:p>28510.23</text:p>
          </table:table-cell>
          <table:table-cell office:value-type="float" office:value="28429.3" table:style-name="ce1">
            <text:p>28429.3</text:p>
          </table:table-cell>
          <table:table-cell office:value-type="float" office:value="28510.7" table:style-name="ce1">
            <text:p>28510.7</text:p>
          </table:table-cell>
          <table:table-cell office:value-type="float" office:value="28468.400000000001" table:style-name="ce1">
            <text:p>28468.4</text:p>
          </table:table-cell>
          <table:table-cell office:value-type="float" office:value="28558.5" table:style-name="ce1">
            <text:p>28558.5</text:p>
          </table:table-cell>
          <table:table-cell office:value-type="float" office:value="28531.4" table:style-name="ce1">
            <text:p>28531.4</text:p>
          </table:table-cell>
          <table:table-cell office:value-type="float" office:value="28658.799999999999" table:style-name="ce1">
            <text:p>28658.8</text:p>
          </table:table-cell>
          <table:table-cell office:value-type="float" office:value="28539.200000000001" table:style-name="ce1">
            <text:p>28539.2</text:p>
          </table:table-cell>
          <table:table-cell office:value-type="float" office:value="28504.5" table:style-name="ce1">
            <text:p>28504.5</text:p>
          </table:table-cell>
          <table:table-cell office:value-type="float" office:value="28371.1" table:style-name="ce1">
            <text:p>28371.1</text:p>
          </table:table-cell>
          <table:table-cell office:value-type="float" office:value="28530.400000000001" table:style-name="ce1">
            <text:p>28530.4</text:p>
          </table:table-cell>
          <table:table-cell table:style-name="ce1"/>
          <table:table-cell office:value-type="float" office:value="1.027073439954711" table:formula="of:=[.$B$2]/[.B3]" table:style-name="ce1">
            <text:p>1.02707344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929.23" table:formula="of:=SUM([.C4:.L4])/10" table:style-name="ce1">
            <text:p>19929.23</text:p>
          </table:table-cell>
          <table:table-cell office:value-type="float" office:value="19792" table:style-name="ce1">
            <text:p>19792</text:p>
          </table:table-cell>
          <table:table-cell office:value-type="float" office:value="19841.2" table:style-name="ce1">
            <text:p>19841.2</text:p>
          </table:table-cell>
          <table:table-cell office:value-type="float" office:value="19789.400000000001" table:style-name="ce1">
            <text:p>19789.4</text:p>
          </table:table-cell>
          <table:table-cell office:value-type="float" office:value="19729.8" table:style-name="ce1">
            <text:p>19729.8</text:p>
          </table:table-cell>
          <table:table-cell office:value-type="float" office:value="19607.8" table:style-name="ce1">
            <text:p>19607.8</text:p>
          </table:table-cell>
          <table:table-cell office:value-type="float" office:value="19874.2" table:style-name="ce1">
            <text:p>19874.2</text:p>
          </table:table-cell>
          <table:table-cell office:value-type="float" office:value="19929.7" table:style-name="ce1">
            <text:p>19929.7</text:p>
          </table:table-cell>
          <table:table-cell office:value-type="float" office:value="19818.400000000001" table:style-name="ce1">
            <text:p>19818.4</text:p>
          </table:table-cell>
          <table:table-cell office:value-type="float" office:value="20759.5" table:style-name="ce1">
            <text:p>20759.5</text:p>
          </table:table-cell>
          <table:table-cell office:value-type="float" office:value="20150.3" table:style-name="ce1">
            <text:p>20150.3</text:p>
          </table:table-cell>
          <table:table-cell table:style-name="ce1"/>
          <table:table-cell office:value-type="float" office:value="1.469304132673465" table:formula="of:=[.$B$2]/[.B4]" table:style-name="ce1">
            <text:p>1.469304133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858.990000000002" table:formula="of:=SUM([.C5:.L5])/10" table:style-name="ce1">
            <text:p>19858.99</text:p>
          </table:table-cell>
          <table:table-cell office:value-type="float" office:value="20018.2" table:style-name="ce1">
            <text:p>20018.2</text:p>
          </table:table-cell>
          <table:table-cell office:value-type="float" office:value="20312.3" table:style-name="ce1">
            <text:p>20312.3</text:p>
          </table:table-cell>
          <table:table-cell office:value-type="float" office:value="19892.3" table:style-name="ce1">
            <text:p>19892.3</text:p>
          </table:table-cell>
          <table:table-cell office:value-type="float" office:value="19834.900000000001" table:style-name="ce1">
            <text:p>19834.9</text:p>
          </table:table-cell>
          <table:table-cell office:value-type="float" office:value="20075.5" table:style-name="ce1">
            <text:p>20075.5</text:p>
          </table:table-cell>
          <table:table-cell office:value-type="float" office:value="19535.3" table:style-name="ce1">
            <text:p>19535.3</text:p>
          </table:table-cell>
          <table:table-cell office:value-type="float" office:value="19558.3" table:style-name="ce1">
            <text:p>19558.3</text:p>
          </table:table-cell>
          <table:table-cell office:value-type="float" office:value="19697.2" table:style-name="ce1">
            <text:p>19697.2</text:p>
          </table:table-cell>
          <table:table-cell office:value-type="float" office:value="19765.5" table:style-name="ce1">
            <text:p>19765.5</text:p>
          </table:table-cell>
          <table:table-cell office:value-type="float" office:value="19900.400000000001" table:style-name="ce1">
            <text:p>19900.4</text:p>
          </table:table-cell>
          <table:table-cell table:style-name="ce1"/>
          <table:table-cell office:value-type="float" office:value="1.4745009690825162" table:formula="of:=[.$B$2]/[.B5]" table:style-name="ce1">
            <text:p>1.474500969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857.34" table:formula="of:=SUM([.C6:.L6])/10" table:style-name="ce1">
            <text:p>17857.34</text:p>
          </table:table-cell>
          <table:table-cell office:value-type="float" office:value="17544.400000000001" table:style-name="ce1">
            <text:p>17544.4</text:p>
          </table:table-cell>
          <table:table-cell office:value-type="float" office:value="17692.099999999999" table:style-name="ce1">
            <text:p>17692.1</text:p>
          </table:table-cell>
          <table:table-cell office:value-type="float" office:value="17940.5" table:style-name="ce1">
            <text:p>17940.5</text:p>
          </table:table-cell>
          <table:table-cell office:value-type="float" office:value="17640.5" table:style-name="ce1">
            <text:p>17640.5</text:p>
          </table:table-cell>
          <table:table-cell office:value-type="float" office:value="18144.099999999999" table:style-name="ce1">
            <text:p>18144.1</text:p>
          </table:table-cell>
          <table:table-cell office:value-type="float" office:value="17829.5" table:style-name="ce1">
            <text:p>17829.5</text:p>
          </table:table-cell>
          <table:table-cell office:value-type="float" office:value="18437.8" table:style-name="ce1">
            <text:p>18437.8</text:p>
          </table:table-cell>
          <table:table-cell office:value-type="float" office:value="17931.599999999999" table:style-name="ce1">
            <text:p>17931.6</text:p>
          </table:table-cell>
          <table:table-cell office:value-type="float" office:value="17881.3" table:style-name="ce1">
            <text:p>17881.3</text:p>
          </table:table-cell>
          <table:table-cell office:value-type="float" office:value="17531.599999999999" table:style-name="ce1">
            <text:p>17531.6</text:p>
          </table:table-cell>
          <table:table-cell table:style-name="ce1"/>
          <table:table-cell office:value-type="float" office:value="1.6397794968343549" table:formula="of:=[.$B$2]/[.B6]" table:style-name="ce1">
            <text:p>1.639779497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048.510000000002" table:formula="of:=SUM([.C7:.L7])/10" table:style-name="ce1">
            <text:p>11048.51</text:p>
          </table:table-cell>
          <table:table-cell office:value-type="float" office:value="11129.8" table:style-name="ce1">
            <text:p>11129.8</text:p>
          </table:table-cell>
          <table:table-cell office:value-type="float" office:value="11350.1" table:style-name="ce1">
            <text:p>11350.1</text:p>
          </table:table-cell>
          <table:table-cell office:value-type="float" office:value="10954.7" table:style-name="ce1">
            <text:p>10954.7</text:p>
          </table:table-cell>
          <table:table-cell office:value-type="float" office:value="10966.7" table:style-name="ce1">
            <text:p>10966.7</text:p>
          </table:table-cell>
          <table:table-cell office:value-type="float" office:value="10926.9" table:style-name="ce1">
            <text:p>10926.9</text:p>
          </table:table-cell>
          <table:table-cell office:value-type="float" office:value="10960.2" table:style-name="ce1">
            <text:p>10960.2</text:p>
          </table:table-cell>
          <table:table-cell office:value-type="float" office:value="10968.3" table:style-name="ce1">
            <text:p>10968.3</text:p>
          </table:table-cell>
          <table:table-cell office:value-type="float" office:value="11256.6" table:style-name="ce1">
            <text:p>11256.6</text:p>
          </table:table-cell>
          <table:table-cell office:value-type="float" office:value="10947.2" table:style-name="ce1">
            <text:p>10947.2</text:p>
          </table:table-cell>
          <table:table-cell office:value-type="float" office:value="11024.6" table:style-name="ce1">
            <text:p>11024.6</text:p>
          </table:table-cell>
          <table:table-cell table:style-name="ce1"/>
          <table:table-cell office:value-type="float" office:value="2.6503211745294157" table:formula="of:=[.$B$2]/[.B7]" table:style-name="ce1">
            <text:p>2.650321175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962.46" table:formula="of:=SUM([.C8:.L8])/10" table:style-name="ce1">
            <text:p>10962.46</text:p>
          </table:table-cell>
          <table:table-cell office:value-type="float" office:value="10929.6" table:style-name="ce1">
            <text:p>10929.6</text:p>
          </table:table-cell>
          <table:table-cell office:value-type="float" office:value="11002.7" table:style-name="ce1">
            <text:p>11002.7</text:p>
          </table:table-cell>
          <table:table-cell office:value-type="float" office:value="11056.9" table:style-name="ce1">
            <text:p>11056.9</text:p>
          </table:table-cell>
          <table:table-cell office:value-type="float" office:value="10938.8" table:style-name="ce1">
            <text:p>10938.8</text:p>
          </table:table-cell>
          <table:table-cell office:value-type="float" office:value="10932.6" table:style-name="ce1">
            <text:p>10932.6</text:p>
          </table:table-cell>
          <table:table-cell office:value-type="float" office:value="10972.2" table:style-name="ce1">
            <text:p>10972.2</text:p>
          </table:table-cell>
          <table:table-cell office:value-type="float" office:value="10933.8" table:style-name="ce1">
            <text:p>10933.8</text:p>
          </table:table-cell>
          <table:table-cell office:value-type="float" office:value="11053.7" table:style-name="ce1">
            <text:p>11053.7</text:p>
          </table:table-cell>
          <table:table-cell office:value-type="float" office:value="10899.9" table:style-name="ce1">
            <text:p>10899.9</text:p>
          </table:table-cell>
          <table:table-cell office:value-type="float" office:value="10904.4" table:style-name="ce1">
            <text:p>10904.4</text:p>
          </table:table-cell>
          <table:table-cell table:style-name="ce1"/>
          <table:table-cell office:value-type="float" office:value="2.6711249117442617" table:formula="of:=[.$B$2]/[.B8]" table:style-name="ce1">
            <text:p>2.671124912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093.06" table:formula="of:=SUM([.C9:.L9])/10" table:style-name="ce1">
            <text:p>11093.06</text:p>
          </table:table-cell>
          <table:table-cell office:value-type="float" office:value="11018.8" table:style-name="ce1">
            <text:p>11018.8</text:p>
          </table:table-cell>
          <table:table-cell office:value-type="float" office:value="11683.1" table:style-name="ce1">
            <text:p>11683.1</text:p>
          </table:table-cell>
          <table:table-cell office:value-type="float" office:value="11611.5" table:style-name="ce1">
            <text:p>11611.5</text:p>
          </table:table-cell>
          <table:table-cell office:value-type="float" office:value="10884.3" table:style-name="ce1">
            <text:p>10884.3</text:p>
          </table:table-cell>
          <table:table-cell office:value-type="float" office:value="11043.8" table:style-name="ce1">
            <text:p>11043.8</text:p>
          </table:table-cell>
          <table:table-cell office:value-type="float" office:value="10886.4" table:style-name="ce1">
            <text:p>10886.4</text:p>
          </table:table-cell>
          <table:table-cell office:value-type="float" office:value="10899" table:style-name="ce1">
            <text:p>10899</text:p>
          </table:table-cell>
          <table:table-cell office:value-type="float" office:value="10988.9" table:style-name="ce1">
            <text:p>10988.9</text:p>
          </table:table-cell>
          <table:table-cell office:value-type="float" office:value="11029.5" table:style-name="ce1">
            <text:p>11029.5</text:p>
          </table:table-cell>
          <table:table-cell office:value-type="float" office:value="10885.3" table:style-name="ce1">
            <text:p>10885.3</text:p>
          </table:table-cell>
          <table:table-cell table:style-name="ce1"/>
          <table:table-cell office:value-type="float" office:value="2.6396774199364286" table:formula="of:=[.$B$2]/[.B9]" table:style-name="ce1">
            <text:p>2.63967742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245.9509999999973" table:formula="of:=SUM([.C10:.L10])/10" table:style-name="ce1">
            <text:p>9245.951</text:p>
          </table:table-cell>
          <table:table-cell office:value-type="float" office:value="9204.25" table:style-name="ce1">
            <text:p>9204.25</text:p>
          </table:table-cell>
          <table:table-cell office:value-type="float" office:value="9140.99" table:style-name="ce1">
            <text:p>9140.99</text:p>
          </table:table-cell>
          <table:table-cell office:value-type="float" office:value="9014.15" table:style-name="ce1">
            <text:p>9014.15</text:p>
          </table:table-cell>
          <table:table-cell office:value-type="float" office:value="9189.07" table:style-name="ce1">
            <text:p>9189.07</text:p>
          </table:table-cell>
          <table:table-cell office:value-type="float" office:value="9268.5400000000009" table:style-name="ce1">
            <text:p>9268.54</text:p>
          </table:table-cell>
          <table:table-cell office:value-type="float" office:value="9585.99" table:style-name="ce1">
            <text:p>9585.99</text:p>
          </table:table-cell>
          <table:table-cell office:value-type="float" office:value="9394.64" table:style-name="ce1">
            <text:p>9394.64</text:p>
          </table:table-cell>
          <table:table-cell office:value-type="float" office:value="9043.2199999999993" table:style-name="ce1">
            <text:p>9043.22</text:p>
          </table:table-cell>
          <table:table-cell office:value-type="float" office:value="9092.7900000000009" table:style-name="ce1">
            <text:p>9092.79</text:p>
          </table:table-cell>
          <table:table-cell office:value-type="float" office:value="9525.8700000000008" table:style-name="ce1">
            <text:p>9525.87</text:p>
          </table:table-cell>
          <table:table-cell table:style-name="ce1"/>
          <table:table-cell office:value-type="float" office:value="3.1670187306854651" table:formula="of:=[.$B$2]/[.B10]" table:style-name="ce1">
            <text:p>3.167018731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093.882999999998" table:formula="of:=SUM([.C11:.L11])/10" table:style-name="ce1">
            <text:p>9093.883</text:p>
          </table:table-cell>
          <table:table-cell office:value-type="float" office:value="9031.2999999999993" table:style-name="ce1">
            <text:p>9031.3</text:p>
          </table:table-cell>
          <table:table-cell office:value-type="float" office:value="9078.65" table:style-name="ce1">
            <text:p>9078.65</text:p>
          </table:table-cell>
          <table:table-cell office:value-type="float" office:value="9115.31" table:style-name="ce1">
            <text:p>9115.31</text:p>
          </table:table-cell>
          <table:table-cell office:value-type="float" office:value="9068.6" table:style-name="ce1">
            <text:p>9068.6</text:p>
          </table:table-cell>
          <table:table-cell office:value-type="float" office:value="9117.01" table:style-name="ce1">
            <text:p>9117.01</text:p>
          </table:table-cell>
          <table:table-cell office:value-type="float" office:value="9155.1299999999992" table:style-name="ce1">
            <text:p>9155.13</text:p>
          </table:table-cell>
          <table:table-cell office:value-type="float" office:value="9096.14" table:style-name="ce1">
            <text:p>9096.14</text:p>
          </table:table-cell>
          <table:table-cell office:value-type="float" office:value="9163.1299999999992" table:style-name="ce1">
            <text:p>9163.13</text:p>
          </table:table-cell>
          <table:table-cell office:value-type="float" office:value="9103.74" table:style-name="ce1">
            <text:p>9103.74</text:p>
          </table:table-cell>
          <table:table-cell office:value-type="float" office:value="9009.82" table:style-name="ce1">
            <text:p>9009.82</text:p>
          </table:table-cell>
          <table:table-cell table:style-name="ce1"/>
          <table:table-cell office:value-type="float" office:value="3.2199776487117773" table:formula="of:=[.$B$2]/[.B11]" table:style-name="ce1">
            <text:p>3.219977649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102.4489999999987" table:formula="of:=SUM([.C12:.L12])/10" table:style-name="ce1">
            <text:p>9102.449</text:p>
          </table:table-cell>
          <table:table-cell office:value-type="float" office:value="9025.64" table:style-name="ce1">
            <text:p>9025.64</text:p>
          </table:table-cell>
          <table:table-cell office:value-type="float" office:value="9122.89" table:style-name="ce1">
            <text:p>9122.89</text:p>
          </table:table-cell>
          <table:table-cell office:value-type="float" office:value="9180.6" table:style-name="ce1">
            <text:p>9180.6</text:p>
          </table:table-cell>
          <table:table-cell office:value-type="float" office:value="9119.39" table:style-name="ce1">
            <text:p>9119.39</text:p>
          </table:table-cell>
          <table:table-cell office:value-type="float" office:value="9186.2099999999991" table:style-name="ce1">
            <text:p>9186.21</text:p>
          </table:table-cell>
          <table:table-cell office:value-type="float" office:value="9036.5300000000007" table:style-name="ce1">
            <text:p>9036.53</text:p>
          </table:table-cell>
          <table:table-cell office:value-type="float" office:value="9149.64" table:style-name="ce1">
            <text:p>9149.64</text:p>
          </table:table-cell>
          <table:table-cell office:value-type="float" office:value="9076.17" table:style-name="ce1">
            <text:p>9076.17</text:p>
          </table:table-cell>
          <table:table-cell office:value-type="float" office:value="9083.34" table:style-name="ce1">
            <text:p>9083.34</text:p>
          </table:table-cell>
          <table:table-cell office:value-type="float" office:value="9044.08" table:style-name="ce1">
            <text:p>9044.08</text:p>
          </table:table-cell>
          <table:table-cell table:style-name="ce1"/>
          <table:table-cell office:value-type="float" office:value="3.2169474390902937" table:formula="of:=[.$B$2]/[.B12]" table:style-name="ce1">
            <text:p>3.216947439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081.9750000000004" table:formula="of:=SUM([.C13:.L13])/10" table:style-name="ce1">
            <text:p>9081.975</text:p>
          </table:table-cell>
          <table:table-cell office:value-type="float" office:value="9120.98" table:style-name="ce1">
            <text:p>9120.98</text:p>
          </table:table-cell>
          <table:table-cell office:value-type="float" office:value="9048.19" table:style-name="ce1">
            <text:p>9048.19</text:p>
          </table:table-cell>
          <table:table-cell office:value-type="float" office:value="9107.91" table:style-name="ce1">
            <text:p>9107.91</text:p>
          </table:table-cell>
          <table:table-cell office:value-type="float" office:value="9126.82" table:style-name="ce1">
            <text:p>9126.82</text:p>
          </table:table-cell>
          <table:table-cell office:value-type="float" office:value="9111.5499999999993" table:style-name="ce1">
            <text:p>9111.55</text:p>
          </table:table-cell>
          <table:table-cell office:value-type="float" office:value="9112.86" table:style-name="ce1">
            <text:p>9112.86</text:p>
          </table:table-cell>
          <table:table-cell office:value-type="float" office:value="9032.1200000000008" table:style-name="ce1">
            <text:p>9032.12</text:p>
          </table:table-cell>
          <table:table-cell office:value-type="float" office:value="9049.19" table:style-name="ce1">
            <text:p>9049.19</text:p>
          </table:table-cell>
          <table:table-cell office:value-type="float" office:value="9073.35" table:style-name="ce1">
            <text:p>9073.35</text:p>
          </table:table-cell>
          <table:table-cell office:value-type="float" office:value="9036.7800000000007" table:style-name="ce1">
            <text:p>9036.78</text:p>
          </table:table-cell>
          <table:table-cell table:style-name="ce1"/>
          <table:table-cell office:value-type="float" office:value="3.224199582139347" table:formula="of:=[.$B$2]/[.B13]" table:style-name="ce1">
            <text:p>3.224199582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155.0390000000007" table:formula="of:=SUM([.C14:.L14])/10" table:style-name="ce1">
            <text:p>9155.039</text:p>
          </table:table-cell>
          <table:table-cell office:value-type="float" office:value="9506.52" table:style-name="ce1">
            <text:p>9506.52</text:p>
          </table:table-cell>
          <table:table-cell office:value-type="float" office:value="9396.7999999999993" table:style-name="ce1">
            <text:p>9396.8</text:p>
          </table:table-cell>
          <table:table-cell office:value-type="float" office:value="9069.3700000000008" table:style-name="ce1">
            <text:p>9069.37</text:p>
          </table:table-cell>
          <table:table-cell office:value-type="float" office:value="9086.02" table:style-name="ce1">
            <text:p>9086.02</text:p>
          </table:table-cell>
          <table:table-cell office:value-type="float" office:value="9156.51" table:style-name="ce1">
            <text:p>9156.51</text:p>
          </table:table-cell>
          <table:table-cell office:value-type="float" office:value="9027.35" table:style-name="ce1">
            <text:p>9027.35</text:p>
          </table:table-cell>
          <table:table-cell office:value-type="float" office:value="9034.9" table:style-name="ce1">
            <text:p>9034.9</text:p>
          </table:table-cell>
          <table:table-cell office:value-type="float" office:value="9011.83" table:style-name="ce1">
            <text:p>9011.83</text:p>
          </table:table-cell>
          <table:table-cell office:value-type="float" office:value="9184.98" table:style-name="ce1">
            <text:p>9184.98</text:p>
          </table:table-cell>
          <table:table-cell office:value-type="float" office:value="9076.11" table:style-name="ce1">
            <text:p>9076.11</text:p>
          </table:table-cell>
          <table:table-cell table:style-name="ce1"/>
          <table:table-cell office:value-type="float" office:value="3.1984680786176876" table:formula="of:=[.$B$2]/[.B14]" table:style-name="ce1">
            <text:p>3.198468079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13.9910000000018" table:formula="of:=SUM([.C15:.L15])/10" table:style-name="ce1">
            <text:p>9113.991</text:p>
          </table:table-cell>
          <table:table-cell office:value-type="float" office:value="9073.11" table:style-name="ce1">
            <text:p>9073.11</text:p>
          </table:table-cell>
          <table:table-cell office:value-type="float" office:value="9189.56" table:style-name="ce1">
            <text:p>9189.56</text:p>
          </table:table-cell>
          <table:table-cell office:value-type="float" office:value="9112.86" table:style-name="ce1">
            <text:p>9112.86</text:p>
          </table:table-cell>
          <table:table-cell office:value-type="float" office:value="9054.34" table:style-name="ce1">
            <text:p>9054.34</text:p>
          </table:table-cell>
          <table:table-cell office:value-type="float" office:value="9111.7999999999993" table:style-name="ce1">
            <text:p>9111.8</text:p>
          </table:table-cell>
          <table:table-cell office:value-type="float" office:value="9155.2000000000007" table:style-name="ce1">
            <text:p>9155.2</text:p>
          </table:table-cell>
          <table:table-cell office:value-type="float" office:value="9103.5499999999993" table:style-name="ce1">
            <text:p>9103.55</text:p>
          </table:table-cell>
          <table:table-cell office:value-type="float" office:value="9121.2099999999991" table:style-name="ce1">
            <text:p>9121.21</text:p>
          </table:table-cell>
          <table:table-cell office:value-type="float" office:value="9035.2900000000009" table:style-name="ce1">
            <text:p>9035.29</text:p>
          </table:table-cell>
          <table:table-cell office:value-type="float" office:value="9182.99" table:style-name="ce1">
            <text:p>9182.99</text:p>
          </table:table-cell>
          <table:table-cell table:style-name="ce1"/>
          <table:table-cell office:value-type="float" office:value="3.2128734821002118" table:formula="of:=[.$B$2]/[.B15]" table:style-name="ce1">
            <text:p>3.212873482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076.244999999999" table:formula="of:=SUM([.C16:.L16])/10" table:style-name="ce1">
            <text:p>9076.245</text:p>
          </table:table-cell>
          <table:table-cell office:value-type="float" office:value="9035.7999999999993" table:style-name="ce1">
            <text:p>9035.8</text:p>
          </table:table-cell>
          <table:table-cell office:value-type="float" office:value="9118.4500000000007" table:style-name="ce1">
            <text:p>9118.45</text:p>
          </table:table-cell>
          <table:table-cell office:value-type="float" office:value="9060.67" table:style-name="ce1">
            <text:p>9060.67</text:p>
          </table:table-cell>
          <table:table-cell office:value-type="float" office:value="9019.7900000000009" table:style-name="ce1">
            <text:p>9019.79</text:p>
          </table:table-cell>
          <table:table-cell office:value-type="float" office:value="9159.89" table:style-name="ce1">
            <text:p>9159.89</text:p>
          </table:table-cell>
          <table:table-cell office:value-type="float" office:value="9041.4599999999991" table:style-name="ce1">
            <text:p>9041.46</text:p>
          </table:table-cell>
          <table:table-cell office:value-type="float" office:value="9092.42" table:style-name="ce1">
            <text:p>9092.42</text:p>
          </table:table-cell>
          <table:table-cell office:value-type="float" office:value="9022.77" table:style-name="ce1">
            <text:p>9022.77</text:p>
          </table:table-cell>
          <table:table-cell office:value-type="float" office:value="9174.0499999999993" table:style-name="ce1">
            <text:p>9174.05</text:p>
          </table:table-cell>
          <table:table-cell office:value-type="float" office:value="9037.15" table:style-name="ce1">
            <text:p>9037.15</text:p>
          </table:table-cell>
          <table:table-cell table:style-name="ce1"/>
          <table:table-cell office:value-type="float" office:value="3.2262350784933638" table:formula="of:=[.$B$2]/[.B16]" table:style-name="ce1">
            <text:p>3.226235078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ent </meta:initial-creator>
    <dc:creator>Przemyslaw Kleszcz</dc:creator>
    <meta:creation-date>2016-06-09T21:10:35Z</meta:creation-date>
    <dc:date>2018-04-16T18:49:29Z</dc:date>
    <meta:editing-cycles>1</meta:editing-cycles>
    <meta:editing-duration>PT4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Średni czas obliczeń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procesów[n]</text:p>
            </chart:title>
            <chart:categories table:cell-range-address="Arkusz1.$A$2:.$A$16"/>
          </chart:axis>
          <chart:series chart:values-cell-range-address="Arkusz1.$B$2:.$B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Przyspieszenie [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procesów[n]</text:p>
            </chart:title>
          </chart:axis>
          <chart:series chart:label-cell-address="Arkusz1.$N$1" chart:values-cell-range-address="Arkusz1.$N$2:.$N$16" chart:class="chart:line" chart:attached-axis="primary-y" chart:style-name="G0S0">
            <chart:data-point chart:repeated="15"/>
          </chart:series>
          <chart:series chart:label-cell-address="Arkusz1.$O$1" chart:values-cell-range-address="Arkusz1.$O$2:.$O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